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čáry" svg:stroke-color="#000000" draw:marker-start="" draw:marker-start-width="0.3cm" draw:marker-end="Arrow" draw:marker-end-width="0.3cm" draw:fill="solid" draw:fill-color="#000000" draw:textarea-vertical-align="middle"/>
    </style:style>
    <style:style style:name="gr3" style:family="graphic" style:parent-style-name="standard">
      <style:graphic-properties draw:stroke="dash" draw:stroke-dash="čáry" svg:stroke-color="#000000" draw:marker-start="Arrow" draw:marker-start-width="0.3cm" draw:marker-end="" draw:marker-end-width="0.3cm" draw:fill="solid"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6cm" svg:height="2.3cm" svg:x="4.8cm" svg:y="5.9cm">
          <text:p text:style-name="P1">Model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3cm" svg:x="8.6cm" svg:y="11.4cm">
          <text:p text:style-name="P1">Presenté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3cm" svg:x="4.8cm" svg:y="16.7cm">
          <text:p text:style-name="P1">Pohled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8.2cm" svg:x2="5.7cm" svg:y2="16.7cm">
          <text:p/>
        </draw:line>
        <draw:line draw:style-name="gr2" draw:text-style-name="P1" draw:layer="layout" svg:x1="9.1cm" svg:y1="13.7cm" svg:x2="9.1cm" svg:y2="16.7cm">
          <text:p/>
        </draw:line>
        <draw:line draw:style-name="gr3" draw:text-style-name="P1" draw:layer="layout" svg:x1="9cm" svg:y1="11.4cm" svg:x2="9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čáry" draw:style="rect" draw:dots2="1" draw:dots2-length="1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o </meta:initial-creator>
    <meta:creation-date>2015-12-26T16:51:08.312868443</meta:creation-date>
    <dc:date>2015-12-26T17:00:35.169960406</dc:date>
    <dc:creator>nemo </dc:creator>
    <meta:editing-duration>PT5M50S</meta:editing-duration>
    <meta:editing-cycles>2</meta:editing-cycles>
    <meta:generator>LibreOffice/4.2.8.2$Linux_X86_64 LibreOffice_project/420m0$Build-2</meta:generator>
    <meta:document-statistic meta:object-count="6"/>
  </office:meta>
</office:document-meta>
</file>